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68cm" fo:min-width="1.657cm"/>
    </style:style>
    <style:style style:name="gr2" style:family="graphic" style:parent-style-name="standard">
      <style:graphic-properties draw:textarea-horizontal-align="justify" draw:textarea-vertical-align="middle" draw:auto-grow-height="false" fo:min-height="0.64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3.048cm" svg:x="10.652cm" svg:y="6.588cm">
          <text:p text:style-name="P1">www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429cm" svg:height="3.048cm" svg:x="15.859cm" svg:y="10.906cm">
          <text:p text:style-name="P1">job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429cm" svg:height="3.048cm" svg:x="8.62cm" svg:y="10.906cm">
          <text:p text:style-name="P1">us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429cm" svg:height="3.048cm" svg:x="12.303cm" svg:y="6.588cm">
          <text:p text:style-name="P1">www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429cm" svg:height="3.048cm" svg:x="12.203cm" svg:y="10.906cm">
          <text:p text:style-name="P1">content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429cm" svg:height="3.048cm" svg:x="14.081cm" svg:y="6.588cm">
          <text:p text:style-name="P1">www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0.255cm" svg:height="1.016cm" svg:x="13.825cm" svg:y="9.736cm">
          <text:p/>
          <draw:enhanced-geometry svg:viewBox="0 0 21600 21600" draw:mirror-horizont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3.429cm" svg:height="3.048cm" svg:x="19.469cm" svg:y="10.906cm">
          <text:p text:style-name="P1">forum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4T16:05:33.551238821</meta:creation-date>
    <dc:date>2016-08-05T10:41:11.148490229</dc:date>
    <meta:editing-duration>PT1H18M32S</meta:editing-duration>
    <meta:editing-cycles>11</meta:editing-cycles>
    <meta:generator>LibreOffice/5.1.4.2$Linux_X86_64 LibreOffice_project/10m0$Build-2</meta:generator>
    <meta:document-statistic meta:object-count="8"/>
  </office:meta>
</office:document-meta>
</file>